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4268" officeooo:paragraph-rsid="00084268"/>
    </style:style>
    <style:style style:name="P2" style:family="paragraph" style:parent-style-name="Standard">
      <style:text-properties officeooo:rsid="00084268" officeooo:paragraph-rsid="000f872e"/>
    </style:style>
    <style:style style:name="P3" style:family="paragraph" style:parent-style-name="Standard">
      <style:text-properties officeooo:rsid="00084268" officeooo:paragraph-rsid="0013bdf8"/>
    </style:style>
    <style:style style:name="P4" style:family="paragraph" style:parent-style-name="Standard">
      <style:text-properties officeooo:rsid="00084268" officeooo:paragraph-rsid="0011f4f9"/>
    </style:style>
    <style:style style:name="P5" style:family="paragraph" style:parent-style-name="Standard">
      <style:text-properties fo:font-size="14pt" fo:font-weight="bold" officeooo:rsid="00084268" officeooo:paragraph-rsid="00084268" style:font-weight-asian="bold" style:font-weight-complex="bold"/>
    </style:style>
    <style:style style:name="P6" style:family="paragraph" style:parent-style-name="Standard">
      <style:text-properties officeooo:rsid="000f872e" officeooo:paragraph-rsid="000f872e"/>
    </style:style>
    <style:style style:name="P7" style:family="paragraph" style:parent-style-name="Standard">
      <style:text-properties officeooo:rsid="0013bdf8" officeooo:paragraph-rsid="0013bdf8"/>
    </style:style>
    <style:style style:name="P8" style:family="paragraph" style:parent-style-name="Standard">
      <style:text-properties fo:font-weight="bold" officeooo:rsid="0013bdf8" officeooo:paragraph-rsid="0013bdf8" style:font-weight-asian="bold" style:font-weight-complex="bold"/>
    </style:style>
    <style:style style:name="P9" style:family="paragraph" style:parent-style-name="Standard">
      <style:text-properties fo:font-weight="normal" officeooo:rsid="00084268" officeooo:paragraph-rsid="0013bdf8" style:font-weight-asian="normal" style:font-weight-complex="normal"/>
    </style:style>
    <style:style style:name="P10" style:family="paragraph" style:parent-style-name="Standard">
      <style:text-properties officeooo:paragraph-rsid="0013bdf8"/>
    </style:style>
    <style:style style:name="P11" style:family="paragraph" style:parent-style-name="Standard">
      <style:text-properties officeooo:rsid="0018ff19" officeooo:paragraph-rsid="0018ff19"/>
    </style:style>
    <style:style style:name="P12" style:family="paragraph" style:parent-style-name="Standard">
      <style:text-properties officeooo:rsid="001af8c0" officeooo:paragraph-rsid="001af8c0"/>
    </style:style>
    <style:style style:name="P13" style:family="paragraph" style:parent-style-name="Standard">
      <style:text-properties officeooo:rsid="001af8c0" officeooo:paragraph-rsid="00084268"/>
    </style:style>
    <style:style style:name="P14" style:family="paragraph" style:parent-style-name="Standard">
      <style:text-properties officeooo:rsid="000f36a5" officeooo:paragraph-rsid="000f36a5"/>
    </style:style>
    <style:style style:name="P15" style:family="paragraph" style:parent-style-name="Standard">
      <style:text-properties officeooo:rsid="001f5b6e" officeooo:paragraph-rsid="001f5b6e"/>
    </style:style>
    <style:style style:name="P16" style:family="paragraph" style:parent-style-name="Standard">
      <style:text-properties officeooo:rsid="00219076" officeooo:paragraph-rsid="00219076"/>
    </style:style>
    <style:style style:name="P17" style:family="paragraph" style:parent-style-name="Standard">
      <style:text-properties officeooo:rsid="00277e5a" officeooo:paragraph-rsid="00277e5a"/>
    </style:style>
    <style:style style:name="P18" style:family="paragraph" style:parent-style-name="Standard">
      <style:text-properties officeooo:rsid="003185a7" officeooo:paragraph-rsid="003185a7"/>
    </style:style>
    <style:style style:name="P19" style:family="paragraph" style:parent-style-name="Standard">
      <style:text-properties officeooo:rsid="00084268" officeooo:paragraph-rsid="0013bdf8"/>
    </style:style>
    <style:style style:name="P20" style:family="paragraph" style:parent-style-name="Standard">
      <style:text-properties officeooo:rsid="0036271e" officeooo:paragraph-rsid="0036271e"/>
    </style:style>
    <style:style style:name="P21" style:family="paragraph" style:parent-style-name="Standard">
      <style:text-properties officeooo:rsid="003950ab" officeooo:paragraph-rsid="003950ab"/>
    </style:style>
    <style:style style:name="P22" style:family="paragraph" style:parent-style-name="Standard">
      <style:text-properties officeooo:paragraph-rsid="003950ab"/>
    </style:style>
    <style:style style:name="P23" style:family="paragraph" style:parent-style-name="Standard">
      <style:text-properties officeooo:rsid="003b0c88" officeooo:paragraph-rsid="003b0c88"/>
    </style:style>
    <style:style style:name="P24" style:family="paragraph" style:parent-style-name="Standard">
      <style:text-properties officeooo:rsid="003e5edb" officeooo:paragraph-rsid="003e5edb"/>
    </style:style>
    <style:style style:name="P25" style:family="paragraph" style:parent-style-name="Standard">
      <style:text-properties officeooo:rsid="00405c06" officeooo:paragraph-rsid="00405c06"/>
    </style:style>
    <style:style style:name="P26" style:family="paragraph" style:parent-style-name="Standard">
      <style:text-properties officeooo:rsid="004266b8" officeooo:paragraph-rsid="004266b8"/>
    </style:style>
    <style:style style:name="P27" style:family="paragraph" style:parent-style-name="Standard">
      <style:text-properties officeooo:rsid="004266b8" officeooo:paragraph-rsid="0044355c"/>
    </style:style>
    <style:style style:name="P28" style:family="paragraph" style:parent-style-name="Standard">
      <style:text-properties officeooo:rsid="00445f36" officeooo:paragraph-rsid="00445f36"/>
    </style:style>
    <style:style style:name="T1" style:family="text">
      <style:text-properties officeooo:rsid="000f872e"/>
    </style:style>
    <style:style style:name="T2" style:family="text">
      <style:text-properties officeooo:rsid="0015b1dd"/>
    </style:style>
    <style:style style:name="T3" style:family="text">
      <style:text-properties fo:font-weight="bold" officeooo:rsid="0018ff19" style:font-weight-asian="bold" style:font-weight-complex="bold"/>
    </style:style>
    <style:style style:name="T4" style:family="text">
      <style:text-properties fo:font-weight="bold" officeooo:rsid="0013bdf8" style:font-weight-asian="bold" style:font-weight-complex="bold"/>
    </style:style>
    <style:style style:name="T5" style:family="text">
      <style:text-properties fo:font-weight="bold" officeooo:rsid="001af8c0" style:font-weight-asian="bold" style:font-weight-complex="bold"/>
    </style:style>
    <style:style style:name="T6" style:family="text">
      <style:text-properties officeooo:rsid="001af8c0"/>
    </style:style>
    <style:style style:name="T7" style:family="text">
      <style:text-properties officeooo:rsid="001efe87"/>
    </style:style>
    <style:style style:name="T8" style:family="text">
      <style:text-properties officeooo:rsid="001ffe2b"/>
    </style:style>
    <style:style style:name="T9" style:family="text">
      <style:text-properties officeooo:rsid="002213b3"/>
    </style:style>
    <style:style style:name="T10" style:family="text">
      <style:text-properties officeooo:rsid="00239151"/>
    </style:style>
    <style:style style:name="T11" style:family="text">
      <style:text-properties officeooo:rsid="002967db"/>
    </style:style>
    <style:style style:name="T12" style:family="text">
      <style:text-properties officeooo:rsid="002b2b96"/>
    </style:style>
    <style:style style:name="T13" style:family="text">
      <style:text-properties officeooo:rsid="002da4ba"/>
    </style:style>
    <style:style style:name="T14" style:family="text">
      <style:text-properties officeooo:rsid="002f8887"/>
    </style:style>
    <style:style style:name="T15" style:family="text">
      <style:text-properties officeooo:rsid="003950ab"/>
    </style:style>
    <style:style style:name="T16" style:family="text">
      <style:text-properties officeooo:rsid="003b0c88"/>
    </style:style>
    <style:style style:name="T17" style:family="text">
      <style:text-properties officeooo:rsid="003c1318"/>
    </style:style>
    <style:style style:name="T18" style:family="text">
      <style:text-properties officeooo:rsid="003e5edb"/>
    </style:style>
    <style:style style:name="T19" style:family="text">
      <style:text-properties officeooo:rsid="00405c06"/>
    </style:style>
    <style:style style:name="T20" style:family="text">
      <style:text-properties officeooo:rsid="0040a924"/>
    </style:style>
    <style:style style:name="T21" style:family="text">
      <style:text-properties officeooo:rsid="004435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aters</text:p>
      <text:p text:style-name="P5">World Theater</text:p>
      <text:p text:style-name="P1"/>
      <text:p text:style-name="P18">All Lesser and Greater Auhrons form worship cults in order to gain magic to manipulate their world.</text:p>
      <text:p text:style-name="P1"/>
      <text:p text:style-name="P10"><text:span text:style-name="T3">Six</text:span><text:span text:style-name="T4"> Lesser Auhrons:</text:span></text:p>
      <text:p text:style-name="P1">Eres</text:p>
      <text:p text:style-name="P1"><text:tab/>Wants:</text:p>
      <text:p text:style-name="P15">1. Figure out how to escape Andolem.</text:p>
      <text:p text:style-name="P15"><text:tab/><text:span text:style-name="T8">a. Study the material world. Eres believes in the power of magic to free her, but Apythia’s ritual has seemingly stopped magic in its tracks. Apythia knew how to do the ritual because of the being Knowledge in Oria. </text:span><text:span text:style-name="T10">Eres can enlist the help of Knowledge: she helped free Power, and thus Knowledge should be in her debt. She can seek his communion through Selor?</text:span></text:p>
      <text:p text:style-name="P16">So, Eres thinks of the next best thing: the Tablets of Mallorn. Eres witnessed the magical know-how of Mallorn, Mear, and the Gwenyn. <text:span text:style-name="T9">She watched the Tablets of Mallorn being written, but did not get to fully study them or understand what was going through Mallorn’s mind—what had been gifted to him by Selor.</text:span></text:p>
      <text:p text:style-name="P1"><text:span text:style-name="T6"><text:tab/>1. </text:span><text:span text:style-name="T5">Become the most powerful being.</text:span></text:p>
      <text:p text:style-name="P1"><text:tab/><text:tab/><text:span text:style-name="T6">a. Acquire the essentia of Artifex.</text:span></text:p>
      <text:p text:style-name="P13"><text:tab/><text:tab/><text:tab/>I. Find Vash Bash. Take Onsinta.</text:p>
      <text:p text:style-name="P13"><text:tab/><text:tab/><text:tab/>II. Control Taregil on Mediul, eventually return to Mediul and control it herself.</text:p>
      <text:p text:style-name="P1"><text:tab/><text:tab/><text:tab/><text:tab/><text:span text:style-name="T6">i. Build up sacrifices </text:span><text:span text:style-name="T7">(and worship) </text:span><text:span text:style-name="T6">in the Hollow Symbol.</text:span></text:p>
      <text:p text:style-name="P12"><text:tab/><text:tab/><text:tab/>III. Take Arangil from Vanemer in the Astral Plane.</text:p>
      <text:p text:style-name="P12"><text:tab/><text:tab/><text:tab/>IV. Ascend into Corilya and become a Greater Auhron. Take Corilya.</text:p>
      <text:p text:style-name="P4"/>
      <text:p text:style-name="P1">Vash Bash</text:p>
      <text:p text:style-name="P17">1. Figure out how to escape Andolem.</text:p>
      <text:p text:style-name="P17"><text:tab/>-Wait, and watch Eres. Let her do the hard work.</text:p>
      <text:p text:style-name="P17">2. Reform the Red Moon, bridge the realms of the living and dead, release the armies of Loss’kelvar once again upon the world to create a global empire.</text:p>
      <text:p text:style-name="P14"/>
      <text:p text:style-name="P1">Hasedek/Haseduanth</text:p>
      <text:p text:style-name="P1"><text:tab/>-<text:span text:style-name="T11">Obsessed with undeath; wants to bring his family back.</text:span></text:p>
      <text:p text:style-name="P1"><text:tab/>-<text:span text:style-name="T12">Mortal Enemy to the Raven Queen</text:span></text:p>
      <text:p text:style-name="P1"><text:tab/>Wants: rejuvenate his family / fix a shattered Nexus</text:p>
      <text:p text:style-name="P2"><text:tab/>1. escape, help Eres to do so</text:p>
      <text:p text:style-name="P2"><text:span text:style-name="T1"><text:tab/>2.</text:span> find Taregil</text:p>
      <text:p text:style-name="P6"><text:tab/>3. Expand magic</text:p>
      <text:p text:style-name="P1">Raven Queen</text:p>
      <text:p text:style-name="P1"><text:tab/>Wants:</text:p>
      <text:p text:style-name="P1">1. Destroy the undead and those who deserve death</text:p>
      <text:p text:style-name="P1"><text:tab/>-<text:span text:style-name="T12">Mortal Enemy to Haseduanth</text:span></text:p>
      <text:p text:style-name="P1"><text:tab/>2. Protect the innocent</text:p>
      <text:p text:style-name="P7">Uygun</text:p>
      <text:p text:style-name="P7"><text:tab/><text:span text:style-name="T13">Chaotic Neutral</text:span></text:p>
      <text:p text:style-name="P7"><text:tab/><text:span text:style-name="T2">Wants:</text:span></text:p>
      <text:p text:style-name="P7"><text:tab/><text:span text:style-name="T14">Freedom, revivication of Renno</text:span></text:p>
      <text:p text:style-name="P7"><text:tab/>-<text:span text:style-name="T14">Somewhat allied with Haseduanth because of this motivation, but also sees Vash Bash’s motivation as achieving the same end. Neutral party, will come to the aid randomly of any.</text:span></text:p>
      <text:p text:style-name="P7"><text:soft-page-break/></text:p>
      <text:p text:style-name="P11">Selor</text:p>
      <text:p text:style-name="P7"/>
      <text:p text:style-name="P8">One Greater Auhron:</text:p>
      <text:p text:style-name="P7"/>
      <text:p text:style-name="P9">Guire</text:p>
      <text:p text:style-name="P3"><text:tab/>Wants:</text:p>
      <text:p text:style-name="P3">1. Preservation of life</text:p>
      <text:p text:style-name="P3"/>
      <text:p text:style-name="P20">Only with magic can mortals hope to defend the plane from The Abyss. He wants to reform magic, like his daughter Eres.</text:p>
      <text:p text:style-name="P20"/>
      <text:p text:style-name="P20"/>
      <text:p text:style-name="P20"/>
      <text:p text:style-name="P22"><text:span text:style-name="T15">Artifex </text:span><text:span text:style-name="T16">DOES</text:span><text:span text:style-name="T15"> want magic</text:span></text:p>
      <text:p text:style-name="P22"><text:tab/>-<text:span text:style-name="T18">He gives mortals magic, and </text:span></text:p>
      <text:p text:style-name="P25">Eres wants magic</text:p>
      <text:p text:style-name="P25">Guire wants magic</text:p>
      <text:p text:style-name="P21">Asfalon <text:span text:style-name="T18">doesn’t really care</text:span></text:p>
      <text:p text:style-name="P24">Bash DOES NOT want Eres to get magic <text:span text:style-name="T19">first!</text:span></text:p>
      <text:p text:style-name="P24"><text:tab/>-He prevents Hundie from throwing away the Tablets of Mallorn</text:p>
      <text:p text:style-name="P21"><text:tab/>-<text:span text:style-name="T18">He hides Faranwe from Selor, </text:span><text:span text:style-name="T20">but he knows where Faranwe is!</text:span></text:p>
      <text:p text:style-name="P21"/>
      <text:p text:style-name="P23">Artifex gave mortals magic. Why hadn’t Asfalon? Asfalon believes in his own power to destroy Artifex. Artifex, through the Lineament Creativity, plans to use the mortals of Asfalon against him. <text:span text:style-name="T17">Even though it would also give Asfalon a weapon, it would complicate things greatly.</text:span></text:p>
      <text:p text:style-name="P23"/>
      <text:p text:style-name="P27">Eres sets Alaafia on the task of finding the bones of Faranwe. She knows So Kahn could use Taregil, but she also knows that the Orun lich would never help her. <text:span text:style-name="T21">She needs to convince So Kahn to help Alaafia instead.</text:span></text:p>
      <text:p text:style-name="P27"/>
      <text:p text:style-name="P28">Alaafia needs to be unprodded—she can’t think she is being led to this end by Eres.</text:p>
      <text:p text:style-name="P23"/>
      <text:p text:style-name="P26">Alaafia gets Taregil and returns to So Kahn’s mask. She dons the mask and allows So Kahn to use his magic through her to use Taregil. She returns to Anatelea and follows the spectral shadow of Faranwe—but Alaafia does not trust Eres. Alaafia knows through So Kahn that the Wonak are working for Eres, and she knows that So Kahn was swayed by Eres and the power of magic as well. Alaafi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14:31:42.338886905</meta:creation-date>
    <dc:date>2022-08-14T15:54:48.043842990</dc:date>
    <meta:editing-duration>PT8H59M16S</meta:editing-duration>
    <meta:editing-cycles>35</meta:editing-cycles>
    <meta:generator>LibreOffice/6.4.7.2$Linux_X86_64 LibreOffice_project/40$Build-2</meta:generator>
    <meta:document-statistic meta:table-count="0" meta:image-count="0" meta:object-count="0" meta:page-count="2" meta:paragraph-count="55" meta:word-count="611" meta:character-count="3476" meta:non-whitespace-character-count="2882"/>
  </office:meta>
</office:document-meta>
</file>